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23ce5" officeooo:paragraph-rsid="000a109a" style:font-size-asian="13pt" style:font-size-complex="13pt"/>
    </style:style>
    <style:style style:name="T1" style:family="text">
      <style:text-properties officeooo:rsid="001a6bf0"/>
    </style:style>
    <style:style style:name="T2" style:family="text">
      <style:text-properties officeooo:rsid="000a10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George Reji <text:s text:c="15"/>Experiment:0<text:span text:style-name="T2">5</text:span></text:p>
      <text:p text:style-name="P1">Class:S5-<text:span text:style-name="T1">DS</text:span> <text:s text:c="25"/></text:p>
      <text:p text:style-name="P1">Roll No:32</text:p>
      <text:p text:style-name="Standard"/>
      <text:p text:style-name="Standard">CREATE TABLE Purchase1(order_no varchar(15) not null primary key,custno varchar(15) not null,prodno varchar(15) not null,quantity int not null,orderdate date,foreign key(prodno) references Product1(product_no),foreign key(custno) references Customer2(cust_no) on delete cascade);</text:p>
      <text:p text:style-name="Standard">CREATE TABLE Customer2(cust_no varchar(15) not null primary key,name varchar(15) not null,age int not null,city varchar(15) not null,pincode int not null,state varchar(15) not null);</text:p>
      <text:p text:style-name="Standard">CREATE TABLE Supplier1(s_no varchar(15) not null primary key,sname varchar(15) not null,age int not null,city varchar(15) not null);</text:p>
      <text:p text:style-name="Standard">CREATE TABLE Product1(product_no varchar(15) not null primary key,description varchar(15) not null,company varchar(15)not null,price int not null);</text:p>
      <text:p text:style-name="Standard"/>
      <text:p text:style-name="Standard">INSERT INTO Product1</text:p>
      <text:p text:style-name="Standard">VALUES('P00001','12w flood light','wipro','5000')</text:p>
      <text:p text:style-name="Standard">INSERT INTO Product1</text:p>
      <text:p text:style-name="Standard">VALUES('P00002','laptop adapter','dell','1560')</text:p>
      <text:p text:style-name="Standard">INSERT INTO Product1</text:p>
      <text:p text:style-name="Standard">VALUES('P00003','tablet','HCL','11000')</text:p>
      <text:p text:style-name="Standard">INSERT INTO Product1</text:p>
      <text:p text:style-name="Standard">VALUES('P00004','garnet 50w led','wipro','999')</text:p>
      <text:p text:style-name="Standard">INSERT INTO Product1</text:p>
      <text:p text:style-name="Standard">VALUES('P00005','laptop charge','HCL','1690')</text:p>
      <text:p text:style-name="Standard"/>
      <text:p text:style-name="Standard">INSERT INTO Customer2</text:p>
      <text:p text:style-name="Standard">VALUES('C00001','Ivan Bayross','35','Bombay','400054','Maharashtra')</text:p>
      <text:p text:style-name="Standard">INSERT INTO Customer2</text:p>
      <text:p text:style-name="Standard">VALUES('C00002','Vandama Saitwal','35','Madras','780001','Tamil Nadu')</text:p>
      <text:p text:style-name="Standard">INSERT INTO Customer2</text:p>
      <text:p text:style-name="Standard">VALUES('C00003','Pramada Jaguste','55','Bombay','400057','Maharashtra')</text:p>
      <text:p text:style-name="Standard">INSERT INTO Customer2</text:p>
      <text:p text:style-name="Standard">VALUES('C00004','Base Navindgi','45','Bombay','400056','Maharashtra')</text:p>
      <text:p text:style-name="Standard">INSERT INTO Customer2</text:p>
      <text:p text:style-name="Standard">VALUES('C00005','Ravi Sreedharam','25','Delhi','100001','Delhi')</text:p>
      <text:p text:style-name="Standard">INSERT INTO Customer2</text:p>
      <text:p text:style-name="Standard">VALUES('C00006','Rukmini','25','Madrass','780001','Tamil Nadu')</text:p>
      <text:p text:style-name="Standard"/>
      <text:p text:style-name="Standard">INSERT INTO Supplier1</text:p>
      <text:p text:style-name="Standard">VALUES('S001','Ivan Bayross','35','Bombay')</text:p>
      <text:p text:style-name="Standard">INSERT INTO Supplier1</text:p>
      <text:p text:style-name="Standard">VALUES('S002','Nirmala Agarwal','35','Madrass')</text:p>
      <text:p text:style-name="Standard">INSERT INTO Supplier1</text:p>
      <text:p text:style-name="Standard">VALUES('S003','Susmitha','55','Bombay')</text:p>
      <text:p text:style-name="Standard">INSERT INTO Supplier1</text:p>
      <text:p text:style-name="Standard">VALUES('S004','Base Navindgi','45','Bombay')</text:p>
      <text:p text:style-name="Standard">INSERT INTO Supplier1</text:p>
      <text:p text:style-name="Standard">VALUES('S005','Ravi Sreedharam','25','Delhi')</text:p>
      <text:p text:style-name="Standard">INSERT INTO Supplier1</text:p>
      <text:p text:style-name="Standard">VALUES('S006','Nanda Gopal','25','Madrass')</text:p>
      <text:p text:style-name="Standard"/>
      <text:p text:style-name="Standard">INSERT INTO Purchase1</text:p>
      <text:p text:style-name="Standard"><text:soft-page-break/>VALUES('O00001','C00002','P00003','2','20-JAN 16')</text:p>
      <text:p text:style-name="Standard">INSERT INTO Purchase1</text:p>
      <text:p text:style-name="Standard">VALUES('O00002','C00003','P00002','1','27-JAN 16')</text:p>
      <text:p text:style-name="Standard">INSERT INTO Purchase1</text:p>
      <text:p text:style-name="Standard">VALUES('O00003','C00004','P00002','3','28-JAN 16')</text:p>
      <text:p text:style-name="Standard">INSERT INTO Purchase1</text:p>
      <text:p text:style-name="Standard">VALUES('O00004','C00006','P00001','3','20-FEB 16')</text:p>
      <text:p text:style-name="Standard">INSERT INTO Purchase1</text:p>
      <text:p text:style-name="Standard">VALUES('O00005','C00003','P00005','4','07-APR 16')</text:p>
      <text:p text:style-name="Standard">INSERT INTO Purchase1</text:p>
      <text:p text:style-name="Standard">VALUES('O00006','C00004','P00002','2','22-MAY 16')</text:p>
      <text:p text:style-name="Standard">INSERT INTO Purchase1</text:p>
      <text:p text:style-name="Standard">VALUES('O00007','C00005','P00004','1','26-MAY 16')</text:p>
      <text:p text:style-name="Standard"/>
      <text:p text:style-name="Standard">select *from Customer2;</text:p>
      <text:p text:style-name="Standard"/>
      <text:p text:style-name="Standard">CUST_NO <text:tab/>NAME<text:tab/><text:tab/> <text:s text:c="6"/>AGE CITY <text:tab/> <text:s text:c="5"/>PINCODE STATE</text:p>
      <text:p text:style-name="Standard">--------------- --------------- ---------- --------------- ---------- ---------------</text:p>
      <text:p text:style-name="Standard">C00001<text:tab/><text:tab/>Ivan Bayross<text:tab/><text:tab/>35 Bombay<text:tab/> <text:s text:c="6"/>400054 Maharashtra</text:p>
      <text:p text:style-name="Standard">C00002<text:tab/><text:tab/>Vandama Saitwal <text:tab/>35 Madras<text:tab/> <text:s text:c="6"/>780001 Tamil Nadu</text:p>
      <text:p text:style-name="Standard">C00003<text:tab/><text:tab/>Pramada Jaguste <text:tab/>55 Bombay<text:tab/> <text:s text:c="6"/>400057 Maharashtra</text:p>
      <text:p text:style-name="Standard">C00004<text:tab/><text:tab/>Base Navindgi<text:tab/><text:tab/>45 Bombay<text:tab/> <text:s text:c="6"/>400056 Maharashtra</text:p>
      <text:p text:style-name="Standard">C00005<text:tab/><text:tab/>Ravi Sreedharam <text:tab/>25 Delhi<text:tab/> <text:s text:c="6"/>100001 Delhi</text:p>
      <text:p text:style-name="Standard">C00006<text:tab/><text:tab/>Rukmini <text:tab/><text:tab/>25 Madrass<text:tab/> <text:s text:c="6"/>780001 Tamil Nadu</text:p>
      <text:p text:style-name="Standard"/>
      <text:p text:style-name="Standard"/>
      <text:p text:style-name="Standard">select *from Product1;</text:p>
      <text:p text:style-name="Standard"/>
      <text:p text:style-name="Standard">PRODUCT_NO<text:tab/>DESCRIPTION<text:tab/>COMPANY <text:tab/> <text:s text:c="4"/>PRICE</text:p>
      <text:p text:style-name="Standard">--------------- --------------- --------------- ----------</text:p>
      <text:p text:style-name="Standard">P00001<text:tab/><text:tab/>12w flood light wipro<text:tab/><text:tab/> <text:s text:c="5"/>5000</text:p>
      <text:p text:style-name="Standard">P00002<text:tab/><text:tab/>laptop adapter<text:tab/>dell<text:tab/><text:tab/> <text:s text:c="5"/>1560</text:p>
      <text:p text:style-name="Standard">P00003<text:tab/><text:tab/>tablet<text:tab/><text:tab/>HCL<text:tab/><text:tab/> <text:s text:c="4"/>11000</text:p>
      <text:p text:style-name="Standard">P00004<text:tab/><text:tab/>garnet 50w led<text:tab/>wipro<text:tab/><text:tab/> <text:s text:c="6"/>999</text:p>
      <text:p text:style-name="Standard">P00005<text:tab/><text:tab/>laptop charge<text:tab/>HCL<text:tab/><text:tab/> <text:s text:c="5"/>1690</text:p>
      <text:p text:style-name="Standard"/>
      <text:p text:style-name="Standard"/>
      <text:p text:style-name="Standard">select *from Supplier1;</text:p>
      <text:p text:style-name="Standard"/>
      <text:p text:style-name="Standard">S_NO<text:tab/><text:tab/>SNAME<text:tab/><text:tab/> <text:s text:c="6"/>AGE CITY</text:p>
      <text:p text:style-name="Standard">--------------- --------------- ---------- ---------------</text:p>
      <text:p text:style-name="Standard">S001<text:tab/><text:tab/>Ivan Bayross<text:tab/><text:tab/>35 Bombay</text:p>
      <text:p text:style-name="Standard">S002<text:tab/><text:tab/>Nirmala Agarwal <text:tab/>35 Madrass</text:p>
      <text:p text:style-name="Standard">S003<text:tab/><text:tab/>Susmitha<text:tab/><text:tab/>55 Bombay</text:p>
      <text:p text:style-name="Standard">S004<text:tab/><text:tab/>Base Navindgi<text:tab/><text:tab/>45 Bombay</text:p>
      <text:p text:style-name="Standard">S005<text:tab/><text:tab/>Ravi Sreedharam <text:tab/>25 Delhi</text:p>
      <text:p text:style-name="Standard">S006<text:tab/><text:tab/>Nanda Gopal<text:tab/><text:tab/>25 Madrass</text:p>
      <text:p text:style-name="Standard"/>
      <text:p text:style-name="Standard"/>
      <text:p text:style-name="Standard">select *from Purchase1;</text:p>
      <text:p text:style-name="Standard"/>
      <text:p text:style-name="Standard">ORDER_NO<text:tab/>CUSTNO<text:tab/><text:tab/>PRODNO<text:tab/><text:tab/> <text:s/>QUANTITY ORDERDATE</text:p>
      <text:p text:style-name="Standard"><text:soft-page-break/>--------------- --------------- --------------- ---------- ------------------</text:p>
      <text:p text:style-name="Standard">O00001<text:tab/><text:tab/>C00002<text:tab/><text:tab/>P00003<text:tab/><text:tab/><text:tab/> 2 20-JAN-16</text:p>
      <text:p text:style-name="Standard">O00002<text:tab/><text:tab/>C00003<text:tab/><text:tab/>P00002<text:tab/><text:tab/><text:tab/> 1 27-JAN-16</text:p>
      <text:p text:style-name="Standard">O00003<text:tab/><text:tab/>C00004<text:tab/><text:tab/>P00002<text:tab/><text:tab/><text:tab/> 3 28-JAN-16</text:p>
      <text:p text:style-name="Standard">O00004<text:tab/><text:tab/>C00006<text:tab/><text:tab/>P00001<text:tab/><text:tab/><text:tab/> 3 20-FEB-16</text:p>
      <text:p text:style-name="Standard">O00005<text:tab/><text:tab/>C00003<text:tab/><text:tab/>P00005<text:tab/><text:tab/><text:tab/> 4 07-APR-16</text:p>
      <text:p text:style-name="Standard">O00006<text:tab/><text:tab/>C00004<text:tab/><text:tab/>P00002<text:tab/><text:tab/><text:tab/> 2 22-MAY-16</text:p>
      <text:p text:style-name="Standard">O00007<text:tab/><text:tab/>C00005<text:tab/><text:tab/>P00004<text:tab/><text:tab/><text:tab/> 1 26-MAY-16</text:p>
      <text:p text:style-name="Standard"/>
      <text:p text:style-name="Standard">Questions:</text:p>
      <text:p text:style-name="Standard">write nested queries for the following.</text:p>
      <text:p text:style-name="Standard"/>
      <text:p text:style-name="Standard">1.List Customer-number of all who purchased the product 'laptop adapter' during January.</text:p>
      <text:p text:style-name="Standard"><text:s/></text:p>
      <text:p text:style-name="Standard">select custno from Purchase1 where orderdate like '%_JAN_%' and prodno=(select product_no from Product1 where description='laptop adapter');</text:p>
      <text:p text:style-name="Standard"/>
      <text:p text:style-name="Standard">CUSTNO</text:p>
      <text:p text:style-name="Standard">---------------</text:p>
      <text:p text:style-name="Standard">C00003</text:p>
      <text:p text:style-name="Standard">C00004</text:p>
      <text:p text:style-name="Standard"/>
      <text:p text:style-name="Standard">2.get customer-names of all who puchased P00002.</text:p>
      <text:p text:style-name="Standard"/>
      <text:p text:style-name="Standard">select Name from Customer2 where cust_no in(select custno from Purchase1 where prodno='P00002');</text:p>
      <text:p text:style-name="Standard"/>
      <text:p text:style-name="Standard">NAME</text:p>
      <text:p text:style-name="Standard">---------------</text:p>
      <text:p text:style-name="Standard">Pramada Jaguste</text:p>
      <text:p text:style-name="Standard">Base Navindgi</text:p>
      <text:p text:style-name="Standard"/>
      <text:p text:style-name="Standard">3.List Customer-names of all who have purchased product with cost more than <text:s text:c="2"/>RS.1600.</text:p>
      <text:p text:style-name="Standard"/>
      <text:p text:style-name="Standard">select name from Customer2 where cust_no in(select custno from Purchase1 where prodno in(select product_no from Product1 where price&gt;1600))</text:p>
      <text:p text:style-name="Standard"/>
      <text:p text:style-name="Standard">NAME</text:p>
      <text:p text:style-name="Standard">---------------</text:p>
      <text:p text:style-name="Standard">Vandama Saitwal</text:p>
      <text:p text:style-name="Standard">Pramada Jaguste</text:p>
      <text:p text:style-name="Standard">Rukmini</text:p>
      <text:p text:style-name="Standard"/>
      <text:p text:style-name="Standard">4.List customer-names of all who have Purchased products with cost more than <text:s/>RS.1500 during January.</text:p>
      <text:p text:style-name="Standard"/>
      <text:p text:style-name="Standard">select name from Customer2 where cust_no in(select custno from Purchase1 where orderdate like '%_JAN_%' and prodno in(select product_no from Product1 where price&gt;1500))</text:p>
      <text:p text:style-name="Standard"/>
      <text:p text:style-name="Standard">NAME</text:p>
      <text:p text:style-name="Standard">---------------</text:p>
      <text:p text:style-name="Standard">Vandama Saitwal</text:p>
      <text:p text:style-name="Standard"><text:soft-page-break/>Pramada Jaguste</text:p>
      <text:p text:style-name="Standard">Base Navindgi</text:p>
      <text:p text:style-name="Standard"/>
      <text:p text:style-name="Standard">5.List customer_number of all who have Purchased product with cost less than Rs1600.</text:p>
      <text:p text:style-name="Standard"><text:s/></text:p>
      <text:p text:style-name="Standard">select distinct custno from Purchase1 where prodno in(select product_no from Product1 where price&lt;1600)</text:p>
      <text:p text:style-name="Standard"/>
      <text:p text:style-name="Standard">CUSTNO</text:p>
      <text:p text:style-name="Standard">---------------</text:p>
      <text:p text:style-name="Standard">C00003</text:p>
      <text:p text:style-name="Standard">C00004</text:p>
      <text:p text:style-name="Standard">C00005</text:p>
      <text:p text:style-name="Standard"/>
      <text:p text:style-name="Standard">6.Get customer number of purchased such that the qty is more than maximum qty of all purchased of C00002.</text:p>
      <text:p text:style-name="Standard"/>
      <text:p text:style-name="Standard">select custno from Purchase1 where quantity &gt; (select max(quantity) from purchase1 where custno='C00002');</text:p>
      <text:p text:style-name="Standard"/>
      <text:p text:style-name="Standard">CUSTNO</text:p>
      <text:p text:style-name="Standard">---------------</text:p>
      <text:p text:style-name="Standard">C00004</text:p>
      <text:p text:style-name="Standard">C00006</text:p>
      <text:p text:style-name="Standard">C00003</text:p>
      <text:p text:style-name="Standard"/>
      <text:p text:style-name="Standard">7.Get the names of all the customer who have not purchased any item currently.</text:p>
      <text:p text:style-name="Standard"/>
      <text:p text:style-name="Standard">select name from Customer2 where cust_no not in(select custno from Purchase1);</text:p>
      <text:p text:style-name="Standard"/>
      <text:p text:style-name="Standard">NAME</text:p>
      <text:p text:style-name="Standard">---------------</text:p>
      <text:p text:style-name="Standard">Ivan Bayross</text:p>
      <text:p text:style-name="Standard"/>
      <text:p text:style-name="Standard">8.get the name of all customer who have purchased at least one item from wipro.</text:p>
      <text:p text:style-name="Standard"/>
      <text:p text:style-name="Standard">select name from Customer2 where cust_no in(select custno from Purchase1 where prodno in(select product_no from Product1 where company='wipro')) </text:p>
      <text:p text:style-name="Standard"/>
      <text:p text:style-name="Standard">NAME</text:p>
      <text:p text:style-name="Standard">---------------</text:p>
      <text:p text:style-name="Standard">Ravi Sreedharam</text:p>
      <text:p text:style-name="Standard">Rukmini</text:p>
      <text:p text:style-name="Standard"/>
      <text:p text:style-name="Standard">Questions:</text:p>
      <text:p text:style-name="Standard">Write correlated queries for the following.</text:p>
      <text:p text:style-name="Standard"/>
      <text:p text:style-name="Standard">1.List all customer-number pairs such that cost of the item Purchased by the first Customer is less than that of second customer.</text:p>
      <text:p text:style-name="Standard"/>
      <text:p text:style-name="Standard">SELECT DISTINCT P1.CUSTNO, P2.CUSTNO </text:p>
      <text:p text:style-name="Standard">FROM PURCHASE1 P1, PURCHASE1 P2 </text:p>
      <text:p text:style-name="Standard"><text:soft-page-break/>WHERE P1.PRODNO&lt;&gt; P2.PRODNO</text:p>
      <text:p text:style-name="Standard"><text:s text:c="2"/>AND P1.CUSTNO &lt;&gt; P2.CUSTNO </text:p>
      <text:p text:style-name="Standard"><text:s text:c="2"/>AND (SELECT price FROM PRODUCT1 WHERE PRODUCT_NO = P1.PRODNO) </text:p>
      <text:p text:style-name="Standard"><text:s text:c="2"/>&lt; (SELECT price FROM PRODUCT1 WHERE PRODUCT_NO= P2.PRODNO);</text:p>
      <text:p text:style-name="Standard"><text:s text:c="4"/>2 <text:s text:c="3"/>3 <text:s text:c="3"/>4 <text:s text:c="3"/>5 <text:s text:c="3"/>6 <text:s/></text:p>
      <text:p text:style-name="Standard">CUSTNO<text:tab/><text:tab/>CUSTNO</text:p>
      <text:p text:style-name="Standard">--------------- ---------------</text:p>
      <text:p text:style-name="Standard">C00006<text:tab/><text:tab/>C00002</text:p>
      <text:p text:style-name="Standard">C00004<text:tab/><text:tab/>C00003</text:p>
      <text:p text:style-name="Standard">C00004<text:tab/><text:tab/>C00002</text:p>
      <text:p text:style-name="Standard">C00005<text:tab/><text:tab/>C00002</text:p>
      <text:p text:style-name="Standard">C00005<text:tab/><text:tab/>C00003</text:p>
      <text:p text:style-name="Standard">C00003<text:tab/><text:tab/>C00006</text:p>
      <text:p text:style-name="Standard">C00005<text:tab/><text:tab/>C00004</text:p>
      <text:p text:style-name="Standard">C00005<text:tab/><text:tab/>C00006</text:p>
      <text:p text:style-name="Standard">C00004<text:tab/><text:tab/>C00006</text:p>
      <text:p text:style-name="Standard">C00003<text:tab/><text:tab/>C00002</text:p>
      <text:p text:style-name="Standard"/>
      <text:p text:style-name="Standard">2.List pairs of Customer-names of all who has purchased product with cost less than RS1600.</text:p>
      <text:p text:style-name="Standard"/>
      <text:p text:style-name="Standard">SELECT C1.NAME, C2.NAME </text:p>
      <text:p text:style-name="Standard">FROM CUSTOMER2 C1, CUSTOMER2 C2 </text:p>
      <text:p text:style-name="Standard">WHERE C1.CUST_NO&lt;&gt; C2.CUST_NO </text:p>
      <text:p text:style-name="Standard"><text:s text:c="2"/>AND EXISTS (</text:p>
      <text:p text:style-name="Standard"><text:s text:c="6"/>SELECT 1 </text:p>
      <text:p text:style-name="Standard"><text:s text:c="6"/>FROM PURCHASE1 P1, PURCHASE1 P2, PRODUCT1 R1, PRODUCT1 R2 </text:p>
      <text:p text:style-name="Standard"><text:s text:c="6"/>WHERE P1.CUSTNO = C1.CUSTNO</text:p>
      <text:p text:style-name="Standard"><text:s text:c="8"/>AND P2.CUSTNO = C2.CUSTNO</text:p>
      <text:p text:style-name="Standard"><text:s text:c="8"/>AND P1.PRODNO = R1.PRODUCT_NO</text:p>
      <text:p text:style-name="Standard"><text:s text:c="8"/>AND P2.PRODNO = R2.PRODUCT_NO</text:p>
      <text:p text:style-name="Standard"><text:s text:c="8"/>AND R1.PRICE&lt;1600</text:p>
      <text:p text:style-name="Standard"><text:s text:c="8"/>AND R2.PRICE&lt;1600);</text:p>
      <text:p text:style-name="Standard"><text:s text:c="8"/></text:p>
      <text:p text:style-name="Standard">NAME<text:tab/><text:tab/></text:p>
      <text:p text:style-name="Standard">--------------- </text:p>
      <text:p text:style-name="Standard">Ravi Sreedharan </text:p>
      <text:p text:style-name="Standard">Pramada Jaguste</text:p>
      <text:p text:style-name="Standard">Basu Navindagi</text:p>
      <text:p text:style-name="Standard">Rukmini </text:p>
      <text:p text:style-name="Standard"/>
      <text:p text:style-name="Standard">3.Get Product no. of all Product purchased by more than one Customer.</text:p>
      <text:p text:style-name="Standard"/>
      <text:p text:style-name="Standard">SELECT distinct P1.PRODNO </text:p>
      <text:p text:style-name="Standard">FROM PURCHASE1 P1 </text:p>
      <text:p text:style-name="Standard">WHERE EXISTS (</text:p>
      <text:p text:style-name="Standard"><text:s text:c="4"/>SELECT 1 </text:p>
      <text:p text:style-name="Standard"><text:s text:c="4"/>FROM PURCHASE1 P2 </text:p>
      <text:p text:style-name="Standard"><text:s text:c="4"/>WHERE P1.PRODNO = P2.PRODNO </text:p>
      <text:p text:style-name="Standard"><text:s text:c="6"/>AND P1.CUSTNO &lt;&gt; P2.CUSTNO);</text:p>
      <text:p text:style-name="Standard"/>
      <text:p text:style-name="Standard">PRODNO</text:p>
      <text:p text:style-name="Standard">---------------</text:p>
      <text:p text:style-name="Standard"><text:soft-page-break/>P00002</text:p>
      <text:p text:style-name="Standard"/>
      <text:p text:style-name="Standard">4.Get the names of Customer who have Purchased the item P00002.</text:p>
      <text:p text:style-name="Standard"/>
      <text:p text:style-name="Standard">SELECT DISTINCT C.name </text:p>
      <text:p text:style-name="Standard">FROM CUSTOMER C </text:p>
      <text:p text:style-name="Standard">WHERE EXISTS (</text:p>
      <text:p text:style-name="Standard"><text:s text:c="4"/>SELECT 1 </text:p>
      <text:p text:style-name="Standard"><text:s text:c="4"/>FROM PURCHASE1 P </text:p>
      <text:p text:style-name="Standard"><text:s text:c="4"/>WHERE P.CUSTNO = C.CUSTNO</text:p>
      <text:p text:style-name="Standard"><text:s text:c="6"/>AND P.PRODNO = 'P00002'</text:p>
      <text:p text:style-name="Standard">);</text:p>
      <text:p text:style-name="Standard"/>
      <text:p text:style-name="Standard">NAME</text:p>
      <text:p text:style-name="Standard">---------------</text:p>
      <text:p text:style-name="Standard">Pramada Jaguste</text:p>
      <text:p text:style-name="Standard">Basu Navindagi</text:p>
      <text:p text:style-name="Standard"/>
      <text:p text:style-name="Standard">5.Get the name of Customer who have not purchased the item P00002.</text:p>
      <text:p text:style-name="Standard"/>
      <text:p text:style-name="Standard">SELECT C.NAME </text:p>
      <text:p text:style-name="Standard">FROM CUSTOMER2 C </text:p>
      <text:p text:style-name="Standard">WHERE NOT EXISTS(</text:p>
      <text:p text:style-name="Standard"><text:s/>SELECT 1</text:p>
      <text:p text:style-name="Standard"><text:s/>FROM PURCHASE1 P</text:p>
      <text:p text:style-name="Standard"><text:s/>WHERE P.CUSTNO = C.CUSTNO</text:p>
      <text:p text:style-name="Standard"><text:s text:c="2"/>AND P.PRODNO ='P00002');</text:p>
      <text:p text:style-name="Standard"><text:s text:c="2"/></text:p>
      <text:p text:style-name="Standard">NAME</text:p>
      <text:p text:style-name="Standard">---------------</text:p>
      <text:p text:style-name="Standard">Vandana Saitwal</text:p>
      <text:p text:style-name="Standard">Rukmini</text:p>
      <text:p text:style-name="Standard">Ravi Sreedharan</text:p>
      <text:p text:style-name="Standard">Ivan Bayross</text:p>
      <text:p text:style-name="Standard"/>
      <text:p text:style-name="Standard"/>
      <text:p text:style-name="Standard">6.Get the name of Customer who have Purchased at least all those Products Purchased by C00004.</text:p>
      <text:p text:style-name="Standard"/>
      <text:p text:style-name="Standard">SELECT DISTINCT C1.name </text:p>
      <text:p text:style-name="Standard">FROM CUSTOMER C1 </text:p>
      <text:p text:style-name="Standard">WHERE NOT EXISTS (</text:p>
      <text:p text:style-name="Standard"><text:s text:c="4"/>SELECT P2.PRODNO </text:p>
      <text:p text:style-name="Standard"><text:s text:c="4"/>FROM PURCHASE1 P2 </text:p>
      <text:p text:style-name="Standard"><text:s text:c="4"/>WHERE P2.CUSTNO = 'C00004' </text:p>
      <text:p text:style-name="Standard"><text:s text:c="6"/>AND NOT EXISTS (</text:p>
      <text:p text:style-name="Standard"><text:s text:c="10"/>SELECT 1 </text:p>
      <text:p text:style-name="Standard"><text:s text:c="10"/>FROM PURCHASE1 P1 </text:p>
      <text:p text:style-name="Standard"><text:s text:c="10"/>WHERE P1.CUSTNO = C1.CUSTNO</text:p>
      <text:p text:style-name="Standard"><text:s text:c="12"/>AND P1.PRODNO = P2.PRODNO</text:p>
      <text:p text:style-name="Standard"><text:s text:c="6"/>)</text:p>
      <text:p text:style-name="Standard">);</text:p>
      <text:p text:style-name="Standard"/>
      <text:p text:style-name="Standard"><text:soft-page-break/>NAME</text:p>
      <text:p text:style-name="Standard">---------------</text:p>
      <text:p text:style-name="Standard">Pramada Jaguste</text:p>
      <text:p text:style-name="Standard">Basu Navindag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4:30:06.339014279</meta:creation-date>
    <dc:date>2024-08-19T14:30:53.828777703</dc:date>
    <meta:editing-duration>PT48S</meta:editing-duration>
    <meta:editing-cycles>1</meta:editing-cycles>
    <meta:document-statistic meta:table-count="0" meta:image-count="0" meta:object-count="0" meta:page-count="7" meta:paragraph-count="245" meta:word-count="1013" meta:character-count="8507" meta:non-whitespace-character-count="7266"/>
    <meta:generator>LibreOffice/24.2.4.2$Linux_X86_64 LibreOffice_project/420$Build-2</meta:generator>
  </office:meta>
</office:document-meta>
</file>